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US"/>
    </style:style>
    <style:style style:name="P2" style:family="paragraph" style:parent-style-name="Preformatted_20_Text">
      <style:text-properties fo:language="en" fo:country="US" officeooo:rsid="001917fe" officeooo:paragraph-rsid="001917fe"/>
    </style:style>
    <style:style style:name="P3" style:family="paragraph" style:parent-style-name="Preformatted_20_Text">
      <style:text-properties fo:language="en" fo:country="US" style:text-underline-style="solid" style:text-underline-width="auto" style:text-underline-color="font-color" officeooo:rsid="001917fe" officeooo:paragraph-rsid="001917fe"/>
    </style:style>
    <style:style style:name="T1" style:family="text">
      <style:text-properties officeooo:rsid="001917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Memory Game Project</text:p>
      <text:p text:style-name="P1"/>
      <text:p text:style-name="P1">## Table of Contents</text:p>
      <text:p text:style-name="P1"/>
      <text:p text:style-name="P1">* [Instructions](#instructions)</text:p>
      <text:p text:style-name="P1">* [Contributing](#contributing)</text:p>
      <text:p text:style-name="P1">* [Dependencies](#dependencies)</text:p>
      <text:p text:style-name="P1"/>
      <text:p text:style-name="P1">## Instructions</text:p>
      <text:p text:style-name="P1"/>
      <text:p text:style-name="P1">The starter project has some HTML and CSS styling to display a static version of the Memory Game project. You'll need to convert this project from a static project to an interactive one. This will require modifying the HTML and CSS files, but primarily the JavaScript file.</text:p>
      <text:p text:style-name="P1"/>
      <text:p text:style-name="P1">To get started, open `js/app.js` and start building out the app's functionality</text:p>
      <text:p text:style-name="P1"/>
      <text:p text:style-name="P1">For specific, detailed instructions, look at the project instructions in the [Udacity Classroom](https://classroom.udacity.com/me).</text:p>
      <text:p text:style-name="P1"/>
      <text:p text:style-name="P1">## Contributing</text:p>
      <text:p text:style-name="P1"/>
      <text:p text:style-name="P1">This repository is the starter code for _all_ Udacity students. Therefore, we most likely will not accept pull requests.</text:p>
      <text:p text:style-name="P1"/>
      <text:p text:style-name="P1">For details, check out [CONTRIBUTING.md](CONTRIBUTING.md).</text:p>
      <text:p text:style-name="P1"/>
      <text:p text:style-name="P1">## Dependencies</text:p>
      <text:p text:style-name="P1">addEventListener <text:span text:style-name="T1">listens for click events. Then the rest of the functions are called dynamically. </text:span></text:p>
      <text:p text:style-name="P2"/>
      <text:p text:style-name="P2">There is a counter clock such shows the time. When the game starts.</text:p>
      <text:p text:style-name="P2"/>
      <text:p text:style-name="P2">There has been added lines of code to the app.js, app.css and the index.html files.</text:p>
      <text:p text:style-name="P2"/>
      <text:p text:style-name="P2">App.js has the code that access the DOM.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4T18:46:52.748188561</dc:date>
    <meta:editing-duration>PT14M27S</meta:editing-duration>
    <meta:editing-cycles>1</meta:editing-cycles>
    <meta:document-statistic meta:table-count="0" meta:image-count="0" meta:object-count="0" meta:page-count="1" meta:paragraph-count="17" meta:word-count="166" meta:character-count="1128" meta:non-whitespace-character-count="978"/>
    <meta:generator>LibreOffice/6.0.6.2$Linux_X86_64 LibreOffice_project/00m0$Build-2</meta:generator>
  </office:meta>
</office:document-meta>
</file>